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20150169401351462" text:style-name="L1">
        <text:list-item>
          <text:p text:style-name="P1">Permisos<text:span text:style-name="T1"> especiales (sticky bit</text:span>, suid, guid)</text:p>
        </text:list-item>
        <text:list-item>
          <text:p text:style-name="P1">Crear <text:span text:style-name="T1">scripts y ejecutarlos. Parámetros</text:span>.</text:p>
        </text:list-item>
        <text:list-item>
          <text:p text:style-name="P1">Comandos <text:span text:style-name="T1">cut, grep, wc, find,tail,</text:span> head, comodines </text:p>
        </text:list-item>
        <text:list-item>
          <text:p text:style-name="P1">Redireccionamientos y tuberías.</text:p>
        </text:list-item>
        <text:list-item>
          <text:p text:style-name="P1">Variables de entorno</text:p>
        </text:list-item>
        <text:list-item>
          <text:p text:style-name="P1">Comprimir y descomprimir.</text:p>
        </text:list-item>
        <text:list-item>
          <text:p text:style-name="P1">Tareas programadas con crontab y at</text:p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2T19:13:54.324000000</meta:creation-date>
    <meta:generator>OpenOffice/4.1.14$Win32 OpenOffice.org_project/4114m1$Build-9811</meta:generator>
    <dc:date>2024-04-07T13:08:55</dc:date>
    <meta:editing-duration>PT2H24M40S</meta:editing-duration>
    <meta:editing-cycles>6</meta:editing-cycles>
    <dc:creator>Daniel Ojeda Martel</dc:creator>
    <meta:document-statistic meta:table-count="0" meta:image-count="0" meta:object-count="0" meta:page-count="1" meta:paragraph-count="7" meta:word-count="40" meta:character-count="253"/>
  </office:meta>
</office:document-meta>
</file>